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Knockout 48 A" svg:font-family="'Knockout 48 A', 'Knockout 48 B', sans-serif"/>
    <style:font-face style:name="arial" svg:font-family="arial, sans-serif"/>
    <style:font-face style:name="minion-pro" svg:font-family="minion-pro, 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46f49" officeooo:paragraph-rsid="00046f49"/>
    </style:style>
    <style:style style:name="P2" style:family="paragraph" style:parent-style-name="Standard">
      <style:paragraph-properties fo:text-align="center" style:justify-single-word="false"/>
      <style:text-properties officeooo:rsid="00046f49" officeooo:paragraph-rsid="0004e134"/>
    </style:style>
    <style:style style:name="P3" style:family="paragraph" style:parent-style-name="Standard">
      <style:paragraph-properties fo:text-align="center" style:justify-single-word="false"/>
      <style:text-properties officeooo:rsid="0006609b" officeooo:paragraph-rsid="0006609b"/>
    </style:style>
    <style:style style:name="P4" style:family="paragraph" style:parent-style-name="Standard">
      <style:paragraph-properties fo:text-align="center" style:justify-single-word="false"/>
      <style:text-properties officeooo:rsid="0004e134" officeooo:paragraph-rsid="0007e4af"/>
    </style:style>
    <style:style style:name="P5" style:family="paragraph" style:parent-style-name="Standard">
      <style:paragraph-properties fo:text-align="center" style:justify-single-word="false"/>
      <style:text-properties officeooo:rsid="0007e4af" officeooo:paragraph-rsid="0007e4af"/>
    </style:style>
    <style:style style:name="P6" style:family="paragraph" style:parent-style-name="Standard">
      <style:paragraph-properties fo:text-align="center" style:justify-single-word="false"/>
      <style:text-properties officeooo:rsid="0007e4af" officeooo:paragraph-rsid="0007e4af"/>
    </style:style>
    <style:style style:name="P7" style:family="paragraph" style:parent-style-name="Standard">
      <style:paragraph-properties fo:text-align="center" style:justify-single-word="false"/>
      <style:text-properties officeooo:rsid="0004e134" officeooo:paragraph-rsid="0007e4af"/>
    </style:style>
    <style:style style:name="P8" style:family="paragraph" style:parent-style-name="Standard">
      <style:paragraph-properties fo:text-align="center" style:justify-single-word="false"/>
      <style:text-properties officeooo:rsid="00087df8" officeooo:paragraph-rsid="00087df8"/>
    </style:style>
    <style:style style:name="P9" style:family="paragraph" style:parent-style-name="Standard">
      <style:paragraph-properties fo:text-align="center" style:justify-single-word="false"/>
      <style:text-properties officeooo:rsid="0009afb2" officeooo:paragraph-rsid="0009afb2"/>
    </style:style>
    <style:style style:name="P10" style:family="paragraph" style:parent-style-name="Standard">
      <style:paragraph-properties fo:text-align="center" style:justify-single-word="false"/>
      <style:text-properties officeooo:rsid="000d25c9" officeooo:paragraph-rsid="000d25c9"/>
    </style:style>
    <style:style style:name="P11" style:family="paragraph" style:parent-style-name="Standard">
      <style:paragraph-properties fo:text-align="center" style:justify-single-word="false"/>
      <style:text-properties officeooo:rsid="000ef845" officeooo:paragraph-rsid="000ef845"/>
    </style:style>
    <style:style style:name="P12" style:family="paragraph" style:parent-style-name="Standard">
      <style:paragraph-properties fo:text-align="center" style:justify-single-word="false"/>
      <style:text-properties officeooo:rsid="00107464" officeooo:paragraph-rsid="00107464"/>
    </style:style>
    <style:style style:name="P13" style:family="paragraph" style:parent-style-name="Standard">
      <style:paragraph-properties fo:text-align="center" style:justify-single-word="false"/>
      <style:text-properties fo:font-weight="bold" officeooo:rsid="00107464" officeooo:paragraph-rsid="00107464" style:font-weight-asian="bold" style:font-weight-complex="bold"/>
    </style:style>
    <style:style style:name="P14" style:family="paragraph" style:parent-style-name="Standard">
      <style:paragraph-properties fo:text-align="center" style:justify-single-word="false"/>
      <style:text-properties officeooo:rsid="00124c58" officeooo:paragraph-rsid="00124c58"/>
    </style:style>
    <style:style style:name="T1" style:family="text">
      <style:text-properties officeooo:rsid="0004e134"/>
    </style:style>
    <style:style style:name="T2" style:family="text">
      <style:text-properties officeooo:rsid="00087df8"/>
    </style:style>
    <style:style style:name="T3" style:family="text">
      <style:text-properties officeooo:rsid="000d25c9"/>
    </style:style>
    <style:style style:name="T4" style:family="text">
      <style:text-properties officeooo:rsid="00107464"/>
    </style:style>
    <style:style style:name="T5" style:family="text">
      <style:text-properties officeooo:rsid="00124c58"/>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 an instrument with Anand[<text:a xlink:type="simple" xlink:href="https://www.facebook.com/vedabrat?ref=bookmarks" text:style-name="Internet_20_link" text:visited-style-name="Visited_20_Internet_20_Link">F</text:a>][<text:a xlink:type="simple" xlink:href="https://www.instagram.com/vedabrat/" text:style-name="Internet_20_link" text:visited-style-name="Visited_20_Internet_20_Link">I</text:a>][<text:a xlink:type="simple" xlink:href="https://www.youtube.com/channel/UC6KbeUvlGCnx2i7U3FpnyOw" text:style-name="Internet_20_link" text:visited-style-name="Visited_20_Internet_20_Link">Y</text:a>][<text:a xlink:type="simple" xlink:href="https://github.com/vedabrat" text:style-name="Internet_20_link" text:visited-style-name="Visited_20_Internet_20_Link">G</text:a>]!</text:p>
      <text:p text:style-name="P1"/>
      <text:p text:style-name="P2">Tabla, Harmonium, Dholak, Guitar, Singing and Tassa<text:line-break/><text:line-break/><text:span text:style-name="T5">In two months, with proper dedication and practice, you can play semi-professionally!</text:span></text:p>
      <text:p text:style-name="P2"><text:line-break/>Classes available on request!<text:line-break/>Mutually managed schedules make <text:span text:style-name="T1">it easier on you</text:span>!</text:p>
      <text:p text:style-name="P1"><text:span text:style-name="T1">Personal </text:span>1-on-1 classes give better traction.</text:p>
      <text:p text:style-name="P3">Explore and discover your musical soul</text:p>
      <text:p text:style-name="P1"/>
      <text:p text:style-name="P4">Post-Lesson-Paid concerts and event opportunities.</text:p>
      <text:p text:style-name="P4"/>
      <text:p text:style-name="P5"><text:span text:style-name="T2">Girls will love when they see you pluck a G </text:span>string right! </text:p>
      <text:p text:style-name="P8">You’ll find your chords strike right with me!</text:p>
      <text:p text:style-name="P5"/>
      <text:p text:style-name="P8">Drumming is like sushi. <text:span text:style-name="T3">Go with a few pieces and soon y</text:span>ou’ll be on a roll. </text:p>
      <text:p text:style-name="P8"/>
      <text:p text:style-name="P13">Tabla</text:p>
      <text:p text:style-name="P9">1. Tabla being a classical Instrument, knowledge of tabla creates your base for music especially for those who are interested in percussion instruments. </text:p>
      <text:p text:style-name="P9">2. It soothes your mind. You feel totally refreshed after playing Tabla. </text:p>
      <text:p text:style-name="P9">3. Learning Tabla as a science is very vast and exhaustive in itself with different styles of different gharanas. This makes it very interesting. </text:p>
      <text:p text:style-name="P9">4. Riyaz(practice) is the most beautiful part of it. You see yourself developing your musical skills, slowly moving towards perfection with speed. </text:p>
      <text:p text:style-name="P9">5. Be it any song, you always have different styles to present it. Tabla improves your coordination.</text:p>
      <text:p text:style-name="P9">6. You never get bored, your fingers are always ready to accompany any song with sheer perfection even in the absence of Tabla, be it on your office desk, table, anything. </text:p>
      <text:p text:style-name="P9">7. You create your own variations and this really boosts your confidence and Tabla skills. </text:p>
      <text:p text:style-name="P9">8. Learning any musical instrument is socially honourable as well as knowledge of music (be it any) is considered attractive.</text:p>
      <text:p text:style-name="P9"/>
      <text:p text:style-name="P13">Guitar</text:p>
      <text:p text:style-name="P10">1. Strum Away the Stress: Playing guitar boosts your mood and shifts your focus</text:p>
      <text:p text:style-name="P10">Playing music engages more areas of the human brain than any other activity. </text:p>
      <text:p text:style-name="P10"/>
      <text:p text:style-name="P10">2. Boost Brain Power: <text:s/><text:span text:style-name="T4">Learning to do multiple things at once trains your brain to be more resistant to being overwhelmed in certain situations</text:span>.</text:p>
      <text:p text:style-name="P10"/>
      <text:p text:style-name="P10">3. Pick Away the Pain: listening to music can take your mind off and reduce pain</text:p>
      <text:p text:style-name="P10"/>
      <text:p text:style-name="P10">4. Heal Your Heart</text:p>
      <text:p text:style-name="P10">music can help ease your recovery from a cardiac</text:p>
      <text:p text:style-name="P10"><text:s/>procedure, get you back to normal after a heart attack or stroke, relieve </text:p>
      <text:p text:style-name="P10"><text:s/>stress, and maybe even lower your blood pressure a tad.</text:p>
      <text:p text:style-name="P10">5. Practice Your Passion</text:p>
      <text:p text:style-name="P10">Practice in any form builds a fortitude of skill, ability, and focus. building </text:p>
      <text:p text:style-name="P10">these skills pleasurably while building a skill will teach you what the rewards of practice truly are.</text:p>
      <text:p text:style-name="P5"><text:soft-page-break/></text:p>
      <text:p text:style-name="P10"/>
      <text:p text:style-name="P13">Harmonium</text:p>
      <text:p text:style-name="P11">Piano/harmonium/<text:span text:style-name="T4">keyboard</text:span> teaches you the invaluable consciousness of harmony</text:p>
      <text:p text:style-name="P11">Regular piano playing sharpens fine motor skills and improves hand-eye coordination in the young and developing.</text:p>
      <text:p text:style-name="P11">Piano lessons for older adults have a significant impact on increased levels of <text:s/>Human Growth Hormone, which slows the adverse effects of aging.</text:p>
      <text:p text:style-name="P11"/>
      <text:p text:style-name="P12">Children who had a few years of piano study under their belts could remember twenty percent more vocabulary words than their peers. And childhood musicians are better equipped later in life to retain information from speeches and lectures</text:p>
      <text:p text:style-name="P12"/>
      <text:p text:style-name="P12">time spent at the keyboard improves mental health: people who make music experience less anxiety, loneliness, and depression</text:p>
      <text:p text:style-name="P12"/>
      <text:p text:style-name="P12">the keyboardhas been a staple of the home, bringing together families and friends and strengthening communities with the power of music</text:p>
      <text:p text:style-name="P12"/>
      <text:p text:style-name="P13">Singing</text:p>
      <text:p text:style-name="P12"/>
      <text:p text:style-name="P12">breaks down barriers.</text:p>
      <text:p text:style-name="P12">embraces, encourages and enables diversity.</text:p>
      <text:p text:style-name="P12">promotes equality.</text:p>
      <text:p text:style-name="P12">develops harmonious relationships.</text:p>
      <text:p text:style-name="P12">fosters creativity.</text:p>
      <text:p text:style-name="P12">gets people thinking.</text:p>
      <text:p text:style-name="P12">builds cooperation and teamwork.</text:p>
      <text:p text:style-name="P12">improves personal confidence.</text:p>
      <text:p text:style-name="P12"/>
      <text:p text:style-name="P14">Lets setup a meeting today! Fees</text:p>
      <text:p text:style-name="P14">Name ___</text:p>
      <text:p text:style-name="P14">Address___</text:p>
      <text:p text:style-name="P14">Instrument___</text:p>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Knockout 48 A" svg:font-family="'Knockout 48 A', 'Knockout 48 B', sans-serif"/>
    <style:font-face style:name="arial" svg:font-family="arial, sans-serif"/>
    <style:font-face style:name="minion-pro" svg:font-family="minion-pro, 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46:55.614559454</meta:creation-date>
    <meta:editing-duration>PT2H29M20S</meta:editing-duration>
    <meta:editing-cycles>2</meta:editing-cycles>
    <meta:generator>LibreOffice/5.1.6.2$Linux_X86_64 LibreOffice_project/10m0$Build-2</meta:generator>
    <dc:date>2017-11-04T22:47:47.266856851</dc:date>
    <meta:document-statistic meta:table-count="0" meta:image-count="0" meta:object-count="0" meta:page-count="2" meta:paragraph-count="50" meta:word-count="553" meta:character-count="3497" meta:non-whitespace-character-count="2977"/>
  </office:meta>
</office:document-meta>
</file>